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37" calcext:value-type="float">
            <text:p>137</text:p>
          </table:table-cell>
          <table:table-cell office:value-type="string" calcext:value-type="string">
            <text:p>2 + 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5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6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8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88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1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2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2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3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3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3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23:24:16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3T00:04:16.347000000</dc:date>
    <meta:editing-duration>P48DT20H18M14S</meta:editing-duration>
    <meta:editing-cycles>1189</meta:editing-cycles>
    <meta:generator>LibreOffice/5.4.3.2$Windows_X86_64 LibreOffice_project/92a7159f7e4af62137622921e809f8546db437e5</meta:generator>
    <dc:creator>James Petts</dc:creator>
    <meta:document-statistic meta:table-count="3" meta:cell-count="3912" meta:object-count="0"/>
  </office:meta>
</office:document-meta>
</file>